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0.4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  <style:style style:name="ce3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g-100_4000-8000-12000" table:style-name="ta1">
        <table:shapes>
          <draw:frame draw:z-index="0" draw:style-name="gr1" draw:text-style-name="P1" svg:width="6.5728in" svg:height="3.1496in" svg:x="4.4709in" svg:y="0.2469in">
            <draw:object draw:notify-on-update-of-ranges="'sig-100_4000-8000-12000'.A2:'sig-100_4000-8000-12000'.A41 'sig-100_4000-8000-12000'.B1:'sig-100_4000-8000-12000'.B1 'sig-100_4000-8000-12000'.B2:'sig-100_4000-8000-12000'.B41 'sig-100_4000-8000-12000'.A2:'sig-100_4000-8000-12000'.A41 'sig-100_4000-8000-12000'.C1:'sig-100_4000-8000-12000'.C1 'sig-100_4000-8000-12000'.C2:'sig-100_4000-8000-12000'.C41 'sig-100_4000-8000-12000'.A2:'sig-100_4000-8000-12000'.A41 'sig-100_4000-8000-12000'.D1:'sig-100_4000-8000-12000'.D1 'sig-100_4000-8000-12000'.D2:'sig-100_4000-8000-12000'.D4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14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=12000</text:p>
          </table:table-cell>
          <table:table-cell office:value-type="string" calcext:value-type="string">
            <text:p>T=8000</text:p>
          </table:table-cell>
          <table:table-cell office:value-type="string" calcext:value-type="string">
            <text:p>T=400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642857142857143" calcext:value-type="float">
            <text:p>0,64</text:p>
          </table:table-cell>
          <table:table-cell office:value-type="float" office:value="0.64" calcext:value-type="float">
            <text:p>0,64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633039507942151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,64</text:p>
          </table:table-cell>
          <table:table-cell office:value-type="float" office:value="0.642729099133973" calcext:value-type="float">
            <text:p>0,64</text:p>
          </table:table-cell>
          <table:table-cell office:value-type="float" office:value="0.63820736" calcext:value-type="float">
            <text:p>0,64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051776" calcext:value-type="float">
            <text:p>0,63</text:p>
          </table:table-cell>
          <table:table-cell office:value-type="float" office:value="0.657404848933545" calcext:value-type="float">
            <text:p>0,66</text:p>
          </table:table-cell>
          <table:table-cell office:value-type="float" office:value="0.60578944" calcext:value-type="float">
            <text:p>0,61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491264" calcext:value-type="float">
            <text:p>0,59</text:p>
          </table:table-cell>
          <table:table-cell office:value-type="float" office:value="0.661730658812407" calcext:value-type="float">
            <text:p>0,66</text:p>
          </table:table-cell>
          <table:table-cell office:value-type="float" office:value="0.59105088" calcext:value-type="float">
            <text:p>0,59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7808" calcext:value-type="float">
            <text:p>0,64</text:p>
          </table:table-cell>
          <table:table-cell office:value-type="float" office:value="0.645408088851361" calcext:value-type="float">
            <text:p>0,65</text:p>
          </table:table-cell>
          <table:table-cell table:formula="of:=[.C7]*0.8" office:value-type="float" office:value="0.516326471081089" calcext:value-type="float">
            <text:p>0,52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287744" calcext:value-type="float">
            <text:p>0,63</text:p>
          </table:table-cell>
          <table:table-cell office:value-type="float" office:value="0.606691467874306" calcext:value-type="float">
            <text:p>0,61</text:p>
          </table:table-cell>
          <table:table-cell table:formula="of:=[.C8]*0.8" office:value-type="float" office:value="0.485353174299445" calcext:value-type="float">
            <text:p>0,49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3498048" calcext:value-type="float">
            <text:p>0,63</text:p>
          </table:table-cell>
          <table:table-cell office:value-type="float" office:value="0.552382329078422" calcext:value-type="float">
            <text:p>0,55</text:p>
          </table:table-cell>
          <table:table-cell table:formula="of:=[.C9]*0.8" office:value-type="float" office:value="0.441905863262738" calcext:value-type="float">
            <text:p>0,44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352832" calcext:value-type="float">
            <text:p>0,64</text:p>
          </table:table-cell>
          <table:table-cell office:value-type="float" office:value="0.494561608777087" calcext:value-type="float">
            <text:p>0,49</text:p>
          </table:table-cell>
          <table:table-cell table:formula="of:=[.C10]*0.8" office:value-type="float" office:value="0.395649287021669" calcext:value-type="float">
            <text:p>0,4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365696" calcext:value-type="float">
            <text:p>0,63</text:p>
          </table:table-cell>
          <table:table-cell office:value-type="float" office:value="0.44556315346037" calcext:value-type="float">
            <text:p>0,45</text:p>
          </table:table-cell>
          <table:table-cell table:formula="of:=[.C11]*0.8" office:value-type="float" office:value="0.356450522768296" calcext:value-type="float">
            <text:p>0,36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2863424" calcext:value-type="float">
            <text:p>0,63</text:p>
          </table:table-cell>
          <table:table-cell office:value-type="float" office:value="0.413265539070304" calcext:value-type="float">
            <text:p>0,41</text:p>
          </table:table-cell>
          <table:table-cell table:formula="of:=[.C12]*0.8" office:value-type="float" office:value="0.330612431256243" calcext:value-type="float">
            <text:p>0,33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2472512" calcext:value-type="float">
            <text:p>0,62</text:p>
          </table:table-cell>
          <table:table-cell office:value-type="float" office:value="0.398499449027533" calcext:value-type="float">
            <text:p>0,40</text:p>
          </table:table-cell>
          <table:table-cell table:formula="of:=[.C13]*0.8" office:value-type="float" office:value="0.318799559222026" calcext:value-type="float">
            <text:p>0,32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9369216" calcext:value-type="float">
            <text:p>0,59</text:p>
          </table:table-cell>
          <table:table-cell office:value-type="float" office:value="0.395402040136398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6110592" calcext:value-type="float">
            <text:p>0,56</text:p>
          </table:table-cell>
          <table:table-cell office:value-type="float" office:value="0.394326892613825" calcext:value-type="float">
            <text:p>0,39</text:p>
          </table:table-cell>
          <table:table-cell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850688" calcext:value-type="float">
            <text:p>0,56</text:p>
          </table:table-cell>
          <table:table-cell office:value-type="float" office:value="0.385942420414045" calcext:value-type="float">
            <text:p>0,39</text:p>
          </table:table-cell>
          <table:table-cell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228224" calcext:value-type="float">
            <text:p>0,58</text:p>
          </table:table-cell>
          <table:table-cell office:value-type="float" office:value="0.364795539827482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948096" calcext:value-type="float">
            <text:p>0,59</text:p>
          </table:table-cell>
          <table:table-cell office:value-type="float" office:value="0.330979656648038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0</text:p>
          </table:table-cell>
          <table:table-cell office:value-type="float" office:value="0.289428027394948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8695616" calcext:value-type="float">
            <text:p>0,59</text:p>
          </table:table-cell>
          <table:table-cell office:value-type="float" office:value="0.247358188465794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6831232" calcext:value-type="float">
            <text:p>0,57</text:p>
          </table:table-cell>
          <table:table-cell office:value-type="float" office:value="0.211099479924403" calcext:value-type="float">
            <text:p>0,21</text:p>
          </table:table-cell>
          <table:table-cell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193472" calcext:value-type="float">
            <text:p>0,56</text:p>
          </table:table-cell>
          <table:table-cell office:value-type="float" office:value="0.183673883516225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093696" calcext:value-type="float">
            <text:p>0,47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3110912" calcext:value-type="float">
            <text:p>0,43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16" calcext:value-type="float">
            <text:p>0,42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0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0695552" calcext:value-type="float">
            <text:p>0,41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1948352" calcext:value-type="float">
            <text:p>0,42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2796096" calcext:value-type="float">
            <text:p>0,43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800128" calcext:value-type="float">
            <text:p>0,37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3240832" calcext:value-type="float">
            <text:p>0,23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291584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5617984" calcext:value-type="float">
            <text:p>0,03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16"/>
        </table:table-row>
        <table:table-row table:style-name="ro1" table:number-rows-repeated="104853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-at-t-8000" table:style-name="ta1">
        <table:shapes>
          <draw:frame draw:z-index="0" draw:style-name="gr1" draw:text-style-name="P1" svg:width="6.8146in" svg:height="3.4622in" svg:x="8.8866in" svg:y="0.5122in">
            <draw:object draw:notify-on-update-of-ranges="'s-at-t-8000'.A1:'s-at-t-8000'.A41 's-at-t-8000'.B1:'s-at-t-8000'.B1 's-at-t-8000'.B1:'s-at-t-8000'.B41 's-at-t-8000'.A2:'s-at-t-8000'.A41 's-at-t-8000'.C1:'s-at-t-8000'.C1 's-at-t-8000'.C2:'s-at-t-8000'.C41 's-at-t-8000'.A2:'s-at-t-8000'.A41 's-at-t-8000'.D1:'s-at-t-8000'.D1 's-at-t-8000'.D2:'s-at-t-8000'.D4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3" table:number-columns-repeated="2" table:default-cell-style-name="ce3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gma-010</text:p>
          </table:table-cell>
          <table:table-cell office:value-type="string" calcext:value-type="string">
            <text:p>Sigma-100</text:p>
          </table:table-cell>
          <table:table-cell office:value-type="string" calcext:value-type="string">
            <text:p>Sigma-500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0</text:p>
          </table:table-cell>
          <table:table-cell table:style-name="ce1" office:value-type="float" office:value="0.642857142857143" calcext:value-type="float">
            <text:p>0,64</text:p>
          </table:table-cell>
          <table:table-cell table:style-name="ce1" office:value-type="float" office:value="0.9" calcext:value-type="float">
            <text:p>0,9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6416440841696" calcext:value-type="float">
            <text:p>0,50</text:p>
          </table:table-cell>
          <table:table-cell table:style-name="ce1" office:value-type="float" office:value="0.633039507942151" calcext:value-type="float">
            <text:p>0,63</text:p>
          </table:table-cell>
          <table:table-cell table:style-name="ce1" office:value-type="float" office:value="0.873125602806137" calcext:value-type="float">
            <text:p>0,87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844571659886" calcext:value-type="float">
            <text:p>0,51</text:p>
          </table:table-cell>
          <table:table-cell table:style-name="ce1" office:value-type="float" office:value="0.642729099133973" calcext:value-type="float">
            <text:p>0,64</text:p>
          </table:table-cell>
          <table:table-cell table:style-name="ce1" office:value-type="float" office:value="0.872133946824868" calcext:value-type="float">
            <text:p>0,87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4949946037305" calcext:value-type="float">
            <text:p>0,52</text:p>
          </table:table-cell>
          <table:table-cell table:style-name="ce1" office:value-type="float" office:value="0.657404848933545" calcext:value-type="float">
            <text:p>0,66</text:p>
          </table:table-cell>
          <table:table-cell table:style-name="ce1" office:value-type="float" office:value="0.876189182658629" calcext:value-type="float">
            <text:p>0,88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3741601346633" calcext:value-type="float">
            <text:p>0,53</text:p>
          </table:table-cell>
          <table:table-cell table:style-name="ce1" office:value-type="float" office:value="0.661730658812407" calcext:value-type="float">
            <text:p>0,66</text:p>
          </table:table-cell>
          <table:table-cell table:style-name="ce1" office:value-type="float" office:value="0.864661394181545" calcext:value-type="float">
            <text:p>0,8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26234507227706" calcext:value-type="float">
            <text:p>0,53</text:p>
          </table:table-cell>
          <table:table-cell table:style-name="ce1" office:value-type="float" office:value="0.645408088851361" calcext:value-type="float">
            <text:p>0,65</text:p>
          </table:table-cell>
          <table:table-cell table:style-name="ce1" office:value-type="float" office:value="0.824999904879565" calcext:value-type="float">
            <text:p>0,82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00469392690926" calcext:value-type="float">
            <text:p>0,50</text:p>
          </table:table-cell>
          <table:table-cell table:style-name="ce1" office:value-type="float" office:value="0.606691467874306" calcext:value-type="float">
            <text:p>0,61</text:p>
          </table:table-cell>
          <table:table-cell table:style-name="ce1" office:value-type="float" office:value="0.75670972174868" calcext:value-type="float">
            <text:p>0,7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61455196719834" calcext:value-type="float">
            <text:p>0,46</text:p>
          </table:table-cell>
          <table:table-cell table:style-name="ce1" office:value-type="float" office:value="0.552382329078422" calcext:value-type="float">
            <text:p>0,55</text:p>
          </table:table-cell>
          <table:table-cell table:style-name="ce1" office:value-type="float" office:value="0.670223892615152" calcext:value-type="float">
            <text:p>0,67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8850942742076" calcext:value-type="float">
            <text:p>0,42</text:p>
          </table:table-cell>
          <table:table-cell table:style-name="ce1" office:value-type="float" office:value="0.494561608777087" calcext:value-type="float">
            <text:p>0,49</text:p>
          </table:table-cell>
          <table:table-cell table:style-name="ce1" office:value-type="float" office:value="0.581604451921854" calcext:value-type="float">
            <text:p>0,58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83027974027335" calcext:value-type="float">
            <text:p>0,38</text:p>
          </table:table-cell>
          <table:table-cell table:style-name="ce1" office:value-type="float" office:value="0.44556315346037" calcext:value-type="float">
            <text:p>0,45</text:p>
          </table:table-cell>
          <table:table-cell table:style-name="ce1" office:value-type="float" office:value="0.505596925716083" calcext:value-type="float">
            <text:p>0,5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1111314660883" calcext:value-type="float">
            <text:p>0,36</text:p>
          </table:table-cell>
          <table:table-cell table:style-name="ce1" office:value-type="float" office:value="0.413265539070304" calcext:value-type="float">
            <text:p>0,41</text:p>
          </table:table-cell>
          <table:table-cell table:style-name="ce1" office:value-type="float" office:value="0.450000253654331" calcext:value-type="float">
            <text:p>0,4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451112930917" calcext:value-type="float">
            <text:p>0,35</text:p>
          </table:table-cell>
          <table:table-cell table:style-name="ce1" office:value-type="float" office:value="0.398499449027533" calcext:value-type="float">
            <text:p>0,40</text:p>
          </table:table-cell>
          <table:table-cell table:style-name="ce1" office:value-type="float" office:value="0.413501781226216" calcext:value-type="float">
            <text:p>0,4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8790740123769" calcext:value-type="float">
            <text:p>0,36</text:p>
          </table:table-cell>
          <table:table-cell table:style-name="ce1" office:value-type="float" office:value="0.395402040136398" calcext:value-type="float">
            <text:p>0,40</text:p>
          </table:table-cell>
          <table:table-cell table:style-name="ce1" office:value-type="float" office:value="0.38749399933367" calcext:value-type="float">
            <text:p>0,39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65766590926569" calcext:value-type="float">
            <text:p>0,37</text:p>
          </table:table-cell>
          <table:table-cell table:style-name="ce1" office:value-type="float" office:value="0.394326892613825" calcext:value-type="float">
            <text:p>0,39</text:p>
          </table:table-cell>
          <table:table-cell table:style-name="ce1" office:value-type="float" office:value="0.360677664444112" calcext:value-type="float">
            <text:p>0,3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883535455327" calcext:value-type="float">
            <text:p>0,37</text:p>
          </table:table-cell>
          <table:table-cell table:style-name="ce1" office:value-type="float" office:value="0.385942420414045" calcext:value-type="float">
            <text:p>0,39</text:p>
          </table:table-cell>
          <table:table-cell table:style-name="ce1" office:value-type="float" office:value="0.324191633147798" calcext:value-type="float">
            <text:p>0,32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6481111569306" calcext:value-type="float">
            <text:p>0,36</text:p>
          </table:table-cell>
          <table:table-cell table:style-name="ce1" office:value-type="float" office:value="0.364795539827482" calcext:value-type="float">
            <text:p>0,36</text:p>
          </table:table-cell>
          <table:table-cell table:style-name="ce1" office:value-type="float" office:value="0.274999714639179" calcext:value-type="float">
            <text:p>0,27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3703769048433" calcext:value-type="float">
            <text:p>0,33</text:p>
          </table:table-cell>
          <table:table-cell table:style-name="ce1" office:value-type="float" office:value="0.330979656648038" calcext:value-type="float">
            <text:p>0,33</text:p>
          </table:table-cell>
          <table:table-cell table:style-name="ce1" office:value-type="float" office:value="0.216240042343385" calcext:value-type="float">
            <text:p>0,22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02421429298201" calcext:value-type="float">
            <text:p>0,30</text:p>
          </table:table-cell>
          <table:table-cell table:style-name="ce1" office:value-type="float" office:value="0.289428027394948" calcext:value-type="float">
            <text:p>0,29</text:p>
          </table:table-cell>
          <table:table-cell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69345582996087" calcext:value-type="float">
            <text:p>0,27</text:p>
          </table:table-cell>
          <table:table-cell table:style-name="ce1" office:value-type="float" office:value="0.247358188465794" calcext:value-type="float">
            <text:p>0,25</text:p>
          </table:table-cell>
          <table:table-cell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41215180764098" calcext:value-type="float">
            <text:p>0,24</text:p>
          </table:table-cell>
          <table:table-cell table:style-name="ce1" office:value-type="float" office:value="0.211099479924403" calcext:value-type="float">
            <text:p>0,21</text:p>
          </table:table-cell>
          <table:table-cell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2222723266544" calcext:value-type="float">
            <text:p>0,22</text:p>
          </table:table-cell>
          <table:table-cell table:style-name="ce1" office:value-type="float" office:value="0.183673883516225" calcext:value-type="float">
            <text:p>0,18</text:p>
          </table:table-cell>
          <table:table-cell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12663642445548" calcext:value-type="float">
            <text:p>0,21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9229264393804" calcext:value-type="float">
            <text:p>0,21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0667675101097" calcext:value-type="float">
            <text:p>0,21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08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3" loext:min-decimal-places="3" number:min-integer-digits="1"/>
    </number:number-style>
    <number:number-style style:name="N10107" number:language="ru" number:country="RU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2T20:38:58.983758520</meta:creation-date>
    <meta:generator>LibreOffice/6.4.7.2$Linux_X86_64 LibreOffice_project/40$Build-2</meta:generator>
    <dc:date>2025-02-03T12:45:35.832760906</dc:date>
    <meta:editing-duration>P1DT2H8M38S</meta:editing-duration>
    <meta:editing-cycles>18</meta:editing-cycles>
    <meta:document-statistic meta:table-count="2" meta:cell-count="328" meta:object-count="2"/>
  </office:meta>
</office:document-meta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5" chart:interval-minor-divisor="2" chart:reverse-direction="false" text:line-break="false" loext:try-staggering-first="false" chart:link-data-style-to-source="true" chart:axis-position="0"/>
      <style:graphic-properties svg:stroke-width="0.102cm"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width="0.06cm" svg:stroke-color="#b3b3b3"/>
    </style:style>
    <style:style style:name="ch7" style:family="chart">
      <style:graphic-properties svg:stroke-width="0.04cm" svg:stroke-color="#dddddd"/>
    </style:style>
    <style:style style:name="ch8" style:family="chart" style:data-style-name="N0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false" chart:axis-position="0"/>
      <style:graphic-properties svg:stroke-width="0.102cm"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6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96cm" svg:height="8.001cm" xlink:href=".." xlink:type="simple" chart:class="chart:scatter" chart:style-name="ch1">
        <chart:legend chart:legend-position="end" svg:x="14.128cm" svg:y="2.549cm" style:legend-expansion="custom" chartooo:width="2.49cm" chartooo:height="3.225cm" style:legend-expansion-aspect-ratio="0.772093023255814" chart:style-name="ch2"/>
        <chart:plot-area chart:style-name="ch3" table:cell-range-address="'sig-100_4000-8000-12000'.A2:'sig-100_4000-8000-12000'.D41 'sig-100_4000-8000-12000'.B1:'sig-100_4000-8000-12000'.D1" chart:data-source-has-labels="row" svg:x="0.941cm" svg:y="0.15cm" svg:width="13.155cm" svg:height="7.345cm">
          <chartooo:coordinate-region svg:x="1.668cm" svg:y="0.349cm" svg:width="12.241cm" svg:height="6.499cm"/>
          <chart:axis chart:dimension="x" chart:name="primary-x" chart:style-name="ch4">
            <chart:title svg:x="8.188cm" svg:y="7.317cm" chart:style-name="ch5">
              <text:p>x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3.885cm" chart:style-name="ch9">
              <text:p>S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sig-100_4000-8000-12000'.B2:'sig-100_4000-8000-12000'.B41" chart:label-cell-address="'sig-100_4000-8000-12000'.B1:'sig-100_4000-8000-12000'.B1" chart:class="chart:scatter">
            <chart:domain table:cell-range-address="'sig-100_4000-8000-12000'.A2:'sig-100_4000-8000-12000'.A41"/>
            <chart:data-point chart:repeated="40"/>
          </chart:series>
          <chart:series chart:style-name="ch11" chart:values-cell-range-address="'sig-100_4000-8000-12000'.C2:'sig-100_4000-8000-12000'.C41" chart:label-cell-address="'sig-100_4000-8000-12000'.C1:'sig-100_4000-8000-12000'.C1" chart:class="chart:scatter">
            <chart:data-point chart:repeated="40"/>
          </chart:series>
          <chart:series chart:style-name="ch12" chart:values-cell-range-address="'sig-100_4000-8000-12000'.D2:'sig-100_4000-8000-12000'.D41" chart:label-cell-address="'sig-100_4000-8000-12000'.D1:'sig-100_4000-8000-12000'.D1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=12000</text:p>
                <draw:g>
                  <svg:desc>'sig-100_4000-8000-12000'.B1:'sig-100_4000-8000-12000'.B1</svg:desc>
                </draw:g>
              </table:table-cell>
              <table:table-cell office:value-type="string">
                <text:p>T=8000</text:p>
                <draw:g>
                  <svg:desc>'sig-100_4000-8000-12000'.C1:'sig-100_4000-8000-12000'.C1</svg:desc>
                </draw:g>
              </table:table-cell>
              <table:table-cell office:value-type="string">
                <text:p>T=4000</text:p>
                <draw:g>
                  <svg:desc>'sig-100_4000-8000-12000'.D1:'sig-100_4000-8000-12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g-100_4000-8000-12000'.A2:'sig-100_4000-8000-12000'.A41</svg:desc>
                </draw:g>
              </table:table-cell>
              <table:table-cell office:value-type="float" office:value="0.64">
                <text:p>0.64</text:p>
                <draw:g>
                  <svg:desc>'sig-100_4000-8000-12000'.B2:'sig-100_4000-8000-12000'.B41</svg:desc>
                </draw:g>
              </table:table-cell>
              <table:table-cell office:value-type="float" office:value="0.642857142857143">
                <text:p>0.642857142857143</text:p>
                <draw:g>
                  <svg:desc>'sig-100_4000-8000-12000'.C2:'sig-100_4000-8000-12000'.C41</svg:desc>
                </draw:g>
              </table:table-cell>
              <table:table-cell office:value-type="float" office:value="0.64">
                <text:p>0.64</text:p>
                <draw:g>
                  <svg:desc>'sig-100_4000-8000-12000'.D2:'sig-100_4000-8000-12000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  <table:table-cell office:value-type="float" office:value="0.633039507942151">
                <text:p>0.63303950794215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4">
                <text:p>0.64</text:p>
              </table:table-cell>
              <table:table-cell office:value-type="float" office:value="0.642729099133973">
                <text:p>0.642729099133973</text:p>
              </table:table-cell>
              <table:table-cell office:value-type="float" office:value="0.63820736">
                <text:p>0.63820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3051776">
                <text:p>0.63051776</text:p>
              </table:table-cell>
              <table:table-cell office:value-type="float" office:value="0.657404848933545">
                <text:p>0.657404848933545</text:p>
              </table:table-cell>
              <table:table-cell office:value-type="float" office:value="0.60578944">
                <text:p>0.60578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9491264">
                <text:p>0.59491264</text:p>
              </table:table-cell>
              <table:table-cell office:value-type="float" office:value="0.661730658812407">
                <text:p>0.661730658812407</text:p>
              </table:table-cell>
              <table:table-cell office:value-type="float" office:value="0.59105088">
                <text:p>0.59105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37808">
                <text:p>0.637808</text:p>
              </table:table-cell>
              <table:table-cell office:value-type="float" office:value="0.645408088851361">
                <text:p>0.645408088851361</text:p>
              </table:table-cell>
              <table:table-cell office:value-type="float" office:value="0.516326471081089">
                <text:p>0.516326471081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287744">
                <text:p>0.6287744</text:p>
              </table:table-cell>
              <table:table-cell office:value-type="float" office:value="0.606691467874306">
                <text:p>0.606691467874306</text:p>
              </table:table-cell>
              <table:table-cell office:value-type="float" office:value="0.485353174299445">
                <text:p>0.485353174299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3498048">
                <text:p>0.63498048</text:p>
              </table:table-cell>
              <table:table-cell office:value-type="float" office:value="0.552382329078422">
                <text:p>0.552382329078422</text:p>
              </table:table-cell>
              <table:table-cell office:value-type="float" office:value="0.441905863262738">
                <text:p>0.441905863262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352832">
                <text:p>0.6352832</text:p>
              </table:table-cell>
              <table:table-cell office:value-type="float" office:value="0.494561608777087">
                <text:p>0.494561608777087</text:p>
              </table:table-cell>
              <table:table-cell office:value-type="float" office:value="0.395649287021669">
                <text:p>0.395649287021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3365696">
                <text:p>0.63365696</text:p>
              </table:table-cell>
              <table:table-cell office:value-type="float" office:value="0.44556315346037">
                <text:p>0.44556315346037</text:p>
              </table:table-cell>
              <table:table-cell office:value-type="float" office:value="0.356450522768296">
                <text:p>0.356450522768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2863424">
                <text:p>0.62863424</text:p>
              </table:table-cell>
              <table:table-cell office:value-type="float" office:value="0.413265539070304">
                <text:p>0.413265539070304</text:p>
              </table:table-cell>
              <table:table-cell office:value-type="float" office:value="0.330612431256243">
                <text:p>0.330612431256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62472512">
                <text:p>0.62472512</text:p>
              </table:table-cell>
              <table:table-cell office:value-type="float" office:value="0.398499449027533">
                <text:p>0.398499449027533</text:p>
              </table:table-cell>
              <table:table-cell office:value-type="float" office:value="0.318799559222026">
                <text:p>0.318799559222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9369216">
                <text:p>0.59369216</text:p>
              </table:table-cell>
              <table:table-cell office:value-type="float" office:value="0.395402040136398">
                <text:p>0.395402040136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6110592">
                <text:p>0.56110592</text:p>
              </table:table-cell>
              <table:table-cell office:value-type="float" office:value="0.394326892613825">
                <text:p>0.394326892613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5850688">
                <text:p>0.55850688</text:p>
              </table:table-cell>
              <table:table-cell office:value-type="float" office:value="0.385942420414045">
                <text:p>0.38594242041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8228224">
                <text:p>0.58228224</text:p>
              </table:table-cell>
              <table:table-cell office:value-type="float" office:value="0.364795539827482">
                <text:p>0.36479553982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948096">
                <text:p>0.5948096</text:p>
              </table:table-cell>
              <table:table-cell office:value-type="float" office:value="0.330979656648038">
                <text:p>0.330979656648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89428027394948">
                <text:p>0.2894280273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8695616">
                <text:p>0.58695616</text:p>
              </table:table-cell>
              <table:table-cell office:value-type="float" office:value="0.247358188465794">
                <text:p>0.247358188465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6831232">
                <text:p>0.56831232</text:p>
              </table:table-cell>
              <table:table-cell office:value-type="float" office:value="0.211099479924403">
                <text:p>0.211099479924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6193472">
                <text:p>0.56193472</text:p>
              </table:table-cell>
              <table:table-cell office:value-type="float" office:value="0.183673883516225">
                <text:p>0.183673883516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7093696">
                <text:p>0.47093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3110912">
                <text:p>0.43110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16">
                <text:p>0.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40695552">
                <text:p>0.40695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41948352">
                <text:p>0.41948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42796096">
                <text:p>0.42796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6800128">
                <text:p>0.368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3240832">
                <text:p>0.23240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6291584">
                <text:p>0.16291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25617984">
                <text:p>0.025617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5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width="0.06cm" svg:stroke-color="#b3b3b3"/>
    </style:style>
    <style:style style:name="ch7" style:family="chart">
      <style:graphic-properties svg:stroke-width="0.04cm" svg:stroke-color="#dddddd"/>
    </style:style>
    <style:style style:name="ch8" style:family="chart" style:data-style-name="N110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6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4cm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31cm" svg:height="8.795cm" xlink:href=".." xlink:type="simple" chart:class="chart:scatter" chart:style-name="ch1">
        <chart:legend chart:legend-position="end" svg:x="14.684cm" svg:y="2.717cm" style:legend-expansion="custom" chartooo:width="2.409cm" chartooo:height="3.151cm" style:legend-expansion-aspect-ratio="0.764519200253888" chart:style-name="ch2"/>
        <chart:plot-area chart:style-name="ch3" table:cell-range-address="'s-at-t-8000'.A1:'s-at-t-8000'.D41" chart:data-source-has-labels="row" svg:x="0.817cm" svg:y="0.183cm" svg:width="13.79cm" svg:height="7.99cm">
          <chartooo:coordinate-region svg:x="1.729cm" svg:y="0.383cm" svg:width="12.691cm" svg:height="7.143cm"/>
          <chart:axis chart:dimension="x" chart:name="primary-x" chart:style-name="ch4">
            <chart:title svg:x="7.89cm" svg:y="8.102cm" chart:style-name="ch5">
              <text:p>x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4.194cm" chart:style-name="ch9">
              <text:p>S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s-at-t-8000'.B1:'s-at-t-8000'.B41" chart:label-cell-address="'s-at-t-8000'.B1:'s-at-t-8000'.B1" chart:class="chart:scatter">
            <chart:domain table:cell-range-address="'s-at-t-8000'.A1:'s-at-t-8000'.A41"/>
            <chart:data-point chart:repeated="41"/>
          </chart:series>
          <chart:series chart:style-name="ch11" chart:values-cell-range-address="'s-at-t-8000'.C2:'s-at-t-8000'.C41" chart:label-cell-address="'s-at-t-8000'.C1:'s-at-t-8000'.C1" chart:class="chart:scatter">
            <chart:domain table:cell-range-address="'s-at-t-8000'.A2:'s-at-t-8000'.A41"/>
            <chart:data-point chart:repeated="40"/>
          </chart:series>
          <chart:series chart:style-name="ch12" chart:values-cell-range-address="'s-at-t-8000'.D2:'s-at-t-8000'.D41" chart:label-cell-address="'s-at-t-8000'.D1:'s-at-t-8000'.D1" chart:class="chart:scatter">
            <chart:domain table:cell-range-address="'s-at-t-8000'.A2:'s-at-t-8000'.A4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-010</text:p>
                <draw:g>
                  <svg:desc>'s-at-t-8000'.B1:'s-at-t-8000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gma-100</text:p>
                <draw:g>
                  <svg:desc>'s-at-t-8000'.C1:'s-at-t-8000'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gma-500</text:p>
                <draw:g>
                  <svg:desc>'s-at-t-8000'.D1:'s-at-t-8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-at-t-8000'.A1:'s-at-t-8000'.A41</svg:desc>
                </draw:g>
              </table:table-cell>
              <table:table-cell office:value-type="float" office:value="NaN">
                <text:p>NaN</text:p>
                <draw:g>
                  <svg:desc>'s-at-t-8000'.B1:'s-at-t-8000'.B41</svg:desc>
                </draw:g>
              </table:table-cell>
              <table:table-cell office:value-type="float" office:value="0">
                <text:p>0</text:p>
                <draw:g>
                  <svg:desc>'s-at-t-8000'.A2:'s-at-t-8000'.A41</svg:desc>
                </draw:g>
              </table:table-cell>
              <table:table-cell office:value-type="float" office:value="0.642857142857143">
                <text:p>0.642857142857143</text:p>
                <draw:g>
                  <svg:desc>'s-at-t-8000'.C2:'s-at-t-8000'.C41</svg:desc>
                </draw:g>
              </table:table-cell>
              <table:table-cell office:value-type="float" office:value="0">
                <text:p>0</text:p>
                <draw:g>
                  <svg:desc>'s-at-t-8000'.A2:'s-at-t-8000'.A41</svg:desc>
                </draw:g>
              </table:table-cell>
              <table:table-cell office:value-type="float" office:value="0.9">
                <text:p>0.9</text:p>
                <draw:g>
                  <svg:desc>'s-at-t-8000'.D2:'s-at-t-8000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33039507942151">
                <text:p>0.633039507942151</text:p>
              </table:table-cell>
              <table:table-cell office:value-type="float" office:value="1">
                <text:p>1</text:p>
              </table:table-cell>
              <table:table-cell office:value-type="float" office:value="0.873125602806137">
                <text:p>0.873125602806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496416440841696">
                <text:p>0.496416440841696</text:p>
              </table:table-cell>
              <table:table-cell office:value-type="float" office:value="2">
                <text:p>2</text:p>
              </table:table-cell>
              <table:table-cell office:value-type="float" office:value="0.642729099133973">
                <text:p>0.642729099133973</text:p>
              </table:table-cell>
              <table:table-cell office:value-type="float" office:value="2">
                <text:p>2</text:p>
              </table:table-cell>
              <table:table-cell office:value-type="float" office:value="0.872133946824868">
                <text:p>0.872133946824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50844571659886">
                <text:p>0.50844571659886</text:p>
              </table:table-cell>
              <table:table-cell office:value-type="float" office:value="3">
                <text:p>3</text:p>
              </table:table-cell>
              <table:table-cell office:value-type="float" office:value="0.657404848933545">
                <text:p>0.657404848933545</text:p>
              </table:table-cell>
              <table:table-cell office:value-type="float" office:value="3">
                <text:p>3</text:p>
              </table:table-cell>
              <table:table-cell office:value-type="float" office:value="0.876189182658629">
                <text:p>0.876189182658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524949946037305">
                <text:p>0.524949946037305</text:p>
              </table:table-cell>
              <table:table-cell office:value-type="float" office:value="4">
                <text:p>4</text:p>
              </table:table-cell>
              <table:table-cell office:value-type="float" office:value="0.661730658812407">
                <text:p>0.661730658812407</text:p>
              </table:table-cell>
              <table:table-cell office:value-type="float" office:value="4">
                <text:p>4</text:p>
              </table:table-cell>
              <table:table-cell office:value-type="float" office:value="0.864661394181545">
                <text:p>0.864661394181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533741601346633">
                <text:p>0.533741601346633</text:p>
              </table:table-cell>
              <table:table-cell office:value-type="float" office:value="5">
                <text:p>5</text:p>
              </table:table-cell>
              <table:table-cell office:value-type="float" office:value="0.645408088851361">
                <text:p>0.645408088851361</text:p>
              </table:table-cell>
              <table:table-cell office:value-type="float" office:value="5">
                <text:p>5</text:p>
              </table:table-cell>
              <table:table-cell office:value-type="float" office:value="0.824999904879565">
                <text:p>0.824999904879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526234507227706">
                <text:p>0.526234507227706</text:p>
              </table:table-cell>
              <table:table-cell office:value-type="float" office:value="6">
                <text:p>6</text:p>
              </table:table-cell>
              <table:table-cell office:value-type="float" office:value="0.606691467874306">
                <text:p>0.606691467874306</text:p>
              </table:table-cell>
              <table:table-cell office:value-type="float" office:value="6">
                <text:p>6</text:p>
              </table:table-cell>
              <table:table-cell office:value-type="float" office:value="0.75670972174868">
                <text:p>0.756709721748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500469392690926">
                <text:p>0.500469392690926</text:p>
              </table:table-cell>
              <table:table-cell office:value-type="float" office:value="7">
                <text:p>7</text:p>
              </table:table-cell>
              <table:table-cell office:value-type="float" office:value="0.552382329078422">
                <text:p>0.552382329078422</text:p>
              </table:table-cell>
              <table:table-cell office:value-type="float" office:value="7">
                <text:p>7</text:p>
              </table:table-cell>
              <table:table-cell office:value-type="float" office:value="0.670223892615152">
                <text:p>0.670223892615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461455196719834">
                <text:p>0.461455196719834</text:p>
              </table:table-cell>
              <table:table-cell office:value-type="float" office:value="8">
                <text:p>8</text:p>
              </table:table-cell>
              <table:table-cell office:value-type="float" office:value="0.494561608777087">
                <text:p>0.494561608777087</text:p>
              </table:table-cell>
              <table:table-cell office:value-type="float" office:value="8">
                <text:p>8</text:p>
              </table:table-cell>
              <table:table-cell office:value-type="float" office:value="0.581604451921854">
                <text:p>0.581604451921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418850942742076">
                <text:p>0.418850942742076</text:p>
              </table:table-cell>
              <table:table-cell office:value-type="float" office:value="9">
                <text:p>9</text:p>
              </table:table-cell>
              <table:table-cell office:value-type="float" office:value="0.44556315346037">
                <text:p>0.44556315346037</text:p>
              </table:table-cell>
              <table:table-cell office:value-type="float" office:value="9">
                <text:p>9</text:p>
              </table:table-cell>
              <table:table-cell office:value-type="float" office:value="0.505596925716083">
                <text:p>0.505596925716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383027974027335">
                <text:p>0.383027974027335</text:p>
              </table:table-cell>
              <table:table-cell office:value-type="float" office:value="10">
                <text:p>10</text:p>
              </table:table-cell>
              <table:table-cell office:value-type="float" office:value="0.413265539070304">
                <text:p>0.413265539070304</text:p>
              </table:table-cell>
              <table:table-cell office:value-type="float" office:value="10">
                <text:p>10</text:p>
              </table:table-cell>
              <table:table-cell office:value-type="float" office:value="0.450000253654331">
                <text:p>0.4500002536543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361111314660883">
                <text:p>0.361111314660883</text:p>
              </table:table-cell>
              <table:table-cell office:value-type="float" office:value="11">
                <text:p>11</text:p>
              </table:table-cell>
              <table:table-cell office:value-type="float" office:value="0.398499449027533">
                <text:p>0.398499449027533</text:p>
              </table:table-cell>
              <table:table-cell office:value-type="float" office:value="11">
                <text:p>11</text:p>
              </table:table-cell>
              <table:table-cell office:value-type="float" office:value="0.413501781226216">
                <text:p>0.413501781226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.35451112930917">
                <text:p>0.35451112930917</text:p>
              </table:table-cell>
              <table:table-cell office:value-type="float" office:value="12">
                <text:p>12</text:p>
              </table:table-cell>
              <table:table-cell office:value-type="float" office:value="0.395402040136398">
                <text:p>0.395402040136398</text:p>
              </table:table-cell>
              <table:table-cell office:value-type="float" office:value="12">
                <text:p>12</text:p>
              </table:table-cell>
              <table:table-cell office:value-type="float" office:value="0.38749399933367">
                <text:p>0.38749399933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358790740123769">
                <text:p>0.358790740123769</text:p>
              </table:table-cell>
              <table:table-cell office:value-type="float" office:value="13">
                <text:p>13</text:p>
              </table:table-cell>
              <table:table-cell office:value-type="float" office:value="0.394326892613825">
                <text:p>0.394326892613825</text:p>
              </table:table-cell>
              <table:table-cell office:value-type="float" office:value="13">
                <text:p>13</text:p>
              </table:table-cell>
              <table:table-cell office:value-type="float" office:value="0.360677664444112">
                <text:p>0.360677664444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0.365766590926569">
                <text:p>0.365766590926569</text:p>
              </table:table-cell>
              <table:table-cell office:value-type="float" office:value="14">
                <text:p>14</text:p>
              </table:table-cell>
              <table:table-cell office:value-type="float" office:value="0.385942420414045">
                <text:p>0.385942420414045</text:p>
              </table:table-cell>
              <table:table-cell office:value-type="float" office:value="14">
                <text:p>14</text:p>
              </table:table-cell>
              <table:table-cell office:value-type="float" office:value="0.324191633147798">
                <text:p>0.324191633147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.366883535455327">
                <text:p>0.366883535455327</text:p>
              </table:table-cell>
              <table:table-cell office:value-type="float" office:value="15">
                <text:p>15</text:p>
              </table:table-cell>
              <table:table-cell office:value-type="float" office:value="0.364795539827482">
                <text:p>0.364795539827482</text:p>
              </table:table-cell>
              <table:table-cell office:value-type="float" office:value="15">
                <text:p>15</text:p>
              </table:table-cell>
              <table:table-cell office:value-type="float" office:value="0.274999714639179">
                <text:p>0.2749997146391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0.356481111569306">
                <text:p>0.356481111569306</text:p>
              </table:table-cell>
              <table:table-cell office:value-type="float" office:value="16">
                <text:p>16</text:p>
              </table:table-cell>
              <table:table-cell office:value-type="float" office:value="0.330979656648038">
                <text:p>0.330979656648038</text:p>
              </table:table-cell>
              <table:table-cell office:value-type="float" office:value="16">
                <text:p>16</text:p>
              </table:table-cell>
              <table:table-cell office:value-type="float" office:value="0.216240042343385">
                <text:p>0.216240042343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0.333703769048433">
                <text:p>0.333703769048433</text:p>
              </table:table-cell>
              <table:table-cell office:value-type="float" office:value="17">
                <text:p>17</text:p>
              </table:table-cell>
              <table:table-cell office:value-type="float" office:value="0.289428027394948">
                <text:p>0.28942802739494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0.302421429298201">
                <text:p>0.302421429298201</text:p>
              </table:table-cell>
              <table:table-cell office:value-type="float" office:value="18">
                <text:p>18</text:p>
              </table:table-cell>
              <table:table-cell office:value-type="float" office:value="0.247358188465794">
                <text:p>0.24735818846579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69345582996087">
                <text:p>0.269345582996087</text:p>
              </table:table-cell>
              <table:table-cell office:value-type="float" office:value="19">
                <text:p>19</text:p>
              </table:table-cell>
              <table:table-cell office:value-type="float" office:value="0.211099479924403">
                <text:p>0.21109947992440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0.241215180764098">
                <text:p>0.241215180764098</text:p>
              </table:table-cell>
              <table:table-cell office:value-type="float" office:value="20">
                <text:p>20</text:p>
              </table:table-cell>
              <table:table-cell office:value-type="float" office:value="0.183673883516225">
                <text:p>0.18367388351622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22222723266544">
                <text:p>0.22222272326654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0.212663642445548">
                <text:p>0.21266364244554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0.209229264393804">
                <text:p>0.20922926439380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0.20667675101097">
                <text:p>0.206676751010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